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e5a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e5a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e5a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e5a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e5a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e5a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e5a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e5a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e5a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e5a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e5a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e5a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e5a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e5a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e5a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e5a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e5a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eandra del Valle Cermeño Noguera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10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3315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Norberto Cermeño Sua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898341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2.0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0" meta:character-count="1180" meta:non-whitespace-character-count="1010"/>
    <meta:template xlink:type="simple" xlink:actuate="onRequest" xlink:title="Normal" xlink:href=""/>
  </office:meta>
</office:document-meta>
</file>